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5B45AF46961A64232E.png" manifest:media-type="image/png"/>
  <manifest:file-entry manifest:full-path="Pictures/10000201000001700000005B36601FC8B3D281FA.png" manifest:media-type="image/png"/>
  <manifest:file-entry manifest:full-path="Pictures/100002010000078000000438D5C6D15A1B3F6847.png" manifest:media-type="image/png"/>
  <manifest:file-entry manifest:full-path="Pictures/100000000000078000000438BD1E6B6F0CF47C74.jpg" manifest:media-type="image/jpeg"/>
  <manifest:file-entry manifest:full-path="Pictures/10000201000007800000043882D9955C5A6A507F.png" manifest:media-type="image/png"/>
  <manifest:file-entry manifest:full-path="Pictures/10000201000000750000005BCDC30F42B113DDA4.png" manifest:media-type="image/png"/>
  <manifest:file-entry manifest:full-path="Pictures/10000201000000750000005BB16C15ED9C9AC6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4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8.931cm" svg:height="2.127cm" svg:x="7.479cm" svg:y="6.979cm" presentation:class="title" presentation:user-transformed="true">
          <draw:text-box>
            <text:p text:style-name="P1"><text:span text:style-name="T1">Mercure</text:span></text:p>
          </draw:text-box>
        </draw:frame>
        <draw:frame draw:name="Sous-titre 2" presentation:style-name="pr2" draw:text-style-name="P4" draw:layer="layout" svg:width="18.931cm" svg:height="3.668cm" svg:x="7.479cm" svg:y="10.16cm" presentation:class="subtitle" presentation:user-transformed="true">
          <draw:text-box>
            <text:p text:style-name="P3"><text:span text:style-name="T2">Kousonsavath Sanlasun </text:span></text:p>
            <text:p text:style-name="P3"><text:span text:style-name="T2">Nersesian Robert </text:span></text:p>
            <text:p text:style-name="P3"><text:span text:style-name="T2">Long Fangr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Titre_20_et_20_contenu" presentation:presentation-page-layout-name="AL2T11" xml:id="id1" draw:id="id1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À quoi sert le logiciel? 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Pourquoi a-t-on choisit ce logiciel?</text:span></text:p>
              </text:list-item>
            </text:list>
          </draw:text-box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ressources et composants du SI" draw:style-name="dp4" draw:master-page-name="Titre_20_et_20_contenu" presentation:presentation-page-layout-name="AL2T11" xml:id="id2" draw:id="id2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Les ressources et composants du SI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Matériels</text:span></text:p>
              </text:list-item>
              <text:list-item>
                <text:p text:style-name="P7"><text:span text:style-name="T4">Logiciels</text:span></text:p>
              </text:list-item>
              <text:list-item>
                <text:p text:style-name="P7"><text:span text:style-name="T4">Organisationnels</text:span></text:p>
              </text:list-item>
              <text:list-item>
                <text:p text:style-name="P7"><text:span text:style-name="T4">Humain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qualités du SI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7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Les qualités du SI</text:span><text:span text:style-name="T3"><text:line-break/></text:span><text:span text:style-name="T3"/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Collecte des informations</text:span></text:p>
              </text:list-item>
              <text:list-item>
                <text:p text:style-name="P7"><text:span text:style-name="T4">Sauvegarde/stockage des informations </text:span></text:p>
              </text:list-item>
              <text:list-item>
                <text:p text:style-name="P7"><text:span text:style-name="T4">Traitement </text:span></text:p>
              </text:list-item>
              <text:list-item>
                <text:p text:style-name="P7"><text:span text:style-name="T4">Diffusio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 fait Mercure?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Que fait Mercure?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Différents identifiants</text:span></text:p>
              </text:list-item>
              <text:list-item>
                <text:p text:style-name="P7"><text:span text:style-name="T4">Les ventes (accès aux commandes/base de donnée)</text:span></text:p>
              </text:list-item>
              <text:list-item>
                <text:p text:style-name="P7"><text:span text:style-name="T4">Gère le mouvement des stocks</text:span></text:p>
              </text:list-item>
              <text:list-item>
                <text:p text:style-name="P7"><text:span text:style-name="T4">Voir l’efficacité des vendeur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re_20_et_20_contenu" presentation:presentation-page-layout-name="AL2T11" xml:id="id3" draw:id="id3">
        <office:forms form:automatic-focus="false" form:apply-design-mode="false"/>
        <draw:frame draw:name="Titre 1" presentation:style-name="pr7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Comment le système améliore t-il la performance de l’organisation?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Base de donnée commune</text:span></text:p>
                <text:p text:style-name="P7"><text:span text:style-name="T4"/></text:p>
                <text:p text:style-name="P7"><text:span text:style-name="T4"><text:s/></text:span></text:p>
              </text:list-item>
              <text:list-item>
                <text:p text:style-name="P7"><text:span text:style-name="T4">Information accessible à tout moment par les personnel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pourrait-on améliorer Mercure?" draw:style-name="dp6" draw:master-page-name="Titre_20_et_20_contenu" presentation:presentation-page-layout-name="AL2T11" xml:id="id4" draw:id="id4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Comment pourrait-on améliorer Mercure?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Logiciel pourrait être plus moderne et intuitif 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eul la base de donnée clients est partagée 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7" draw:master-page-name="Titre_20_et_20_contenu" presentation:presentation-page-layout-name="AL2T11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7"><text:span text:style-name="T4">Mercure à un rôle important pour le fonctionnement de l’entreprise 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Ce logiciel permet de mettre la relation gestion commerciale et comptable 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Efficacité de Mercure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z-vous des questions?" draw:style-name="dp7" draw:master-page-name="Titre_20_et_20_contenu" presentation:presentation-page-layout-name="AL2T11">
        <office:forms form:automatic-focus="false" form:apply-design-mode="false"/>
        <draw:frame draw:name="Titre 1" presentation:style-name="pr4" draw:text-style-name="P6" draw:layer="layout" svg:width="26.669cm" svg:height="3.621cm" svg:x="3.598cm" svg:y="2.728cm" presentation:class="title" presentation:user-transformed="true">
          <draw:text-box>
            <text:p text:style-name="P1"><text:span text:style-name="T3">Avez-vous des questions?</text:span></text:p>
          </draw:text-box>
        </draw:frame>
        <draw:frame draw:name="Espace réservé du contenu 2" presentation:style-name="pr5" draw:text-style-name="P8" draw:layer="layout" svg:width="26.669cm" svg:height="9.218cm" svg:x="3.598cm" svg:y="7.1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BD1E6B6F0CF47C74.jpg" xlink:type="simple" xlink:show="embed" xlink:actuate="onLoad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45AF46961A64232E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B16C15ED9C9AC6A7.png" xlink:type="simple" xlink:show="embed" xlink:actuate="onLoad">
            <text:p/>
          </draw:image>
        </draw:frame>
      </draw:g>
      <draw:g draw:name="Group 6">
        <draw:frame draw:name="Picture 15" draw:style-name="Mgr3" draw:text-style-name="MP5" draw:layer="layout" svg:width="33.857cm" svg:height="19.044cm" svg:x="0cm" svg:y="0cm">
          <draw:image xlink:href="Pictures/100002010000078000000438D5C6D15A1B3F6847.png" xlink:type="simple" xlink:show="embed" xlink:actuate="onLoad">
            <text:p/>
          </draw:image>
        </draw:frame>
        <draw:custom-shape draw:name="Rectangle 25" draw:style-name="Mgr4" draw:text-style-name="MP5" draw:layer="layout" svg:width="20.954cm" svg:height="10.653cm" svg:x="6.468cm" svg:y="4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3" draw:text-style-name="MP5" draw:layer="layout" svg:width="6.882cm" svg:height="1.701cm" svg:x="-0.047cm" svg:y="8.743cm">
          <draw:image xlink:href="Pictures/10000201000001700000005B36601FC8B3D281FA.png" xlink:type="simple" xlink:show="embed" xlink:actuate="onLoad">
            <text:p/>
          </draw:image>
        </draw:frame>
        <draw:frame draw:name="Picture 19" draw:style-name="Mgr3" draw:text-style-name="MP5" draw:layer="layout" svg:width="6.882cm" svg:height="1.701cm" svg:x="27.045cm" svg:y="8.743cm">
          <draw:image xlink:href="Pictures/10000201000001700000005B36601FC8B3D281FA.png" xlink:type="simple" xlink:show="embed" xlink:actuate="onLoad">
            <text:p/>
          </draw:image>
        </draw:frame>
      </draw:g>
      <draw:frame draw:name="Title 1" presentation:style-name="Mpr1" draw:text-style-name="MP7" draw:layer="backgroundobjects" svg:width="18.931cm" svg:height="4.209cm" svg:x="7.479cm" svg:y="5.198cm" presentation:class="title" presentation:user-transformed="true">
        <draw:text-box>
          <text:p text:style-name="MP6"><text:span text:style-name="MT2">Modifiez le style du titre</text:span></text:p>
        </draw:text-box>
      </draw:frame>
      <draw:frame draw:name="Date Placeholder 3" presentation:style-name="Mpr2" draw:text-style-name="MP9" draw:layer="backgroundobjects" svg:width="2.492cm" svg:height="0.775cm" svg:x="22.176cm" svg:y="13.994cm" presentation:class="date-time" presentation:user-transformed="true">
        <draw:text-box>
          <text:p text:style-name="MP8"><text:span text:style-name="MT3"><text:date style:data-style-name="D1" text:date-value="2016-11-18">18/11/2016</text:date></text:span></text:p>
        </draw:text-box>
      </draw:frame>
      <draw:frame draw:name="Footer Placeholder 4" presentation:style-name="Mpr2" draw:text-style-name="MP9" draw:layer="backgroundobjects" svg:width="14.484cm" svg:height="0.775cm" svg:x="7.479cm" svg:y="13.99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0.775cm" svg:x="24.88cm" svg:y="13.994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line draw:name="Straight Connector 14" draw:style-name="Mgr5" draw:text-style-name="MP5" draw:layer="backgroundobjects" svg:x1="7.478cm" svg:y1="9.783cm" svg:x2="26.411cm" svg:y2="9.784cm">
        <text:p/>
      </draw:lin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45AF46961A64232E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CDC30F42B113DDA4.png" xlink:type="simple" xlink:show="embed" xlink:actuate="onLoad">
            <text:p/>
          </draw:image>
        </draw:frame>
      </draw:g>
      <draw:line draw:name="Straight Connector 6" draw:style-name="Mgr5" draw:text-style-name="MP5" draw:layer="backgroundobjects" svg:x1="3.878cm" svg:y1="6.726cm" svg:x2="30.009cm" svg:y2="6.727cm">
        <text:p/>
      </draw:line>
      <draw:frame draw:name="Title 1" presentation:style-name="Mpr5" draw:text-style-name="MP10" draw:layer="backgroundobjects" svg:width="26.669cm" svg:height="3.621cm" svg:x="3.598cm" svg:y="2.728cm" presentation:class="title" presentation:user-transformed="true">
        <draw:text-box>
          <text:p text:style-name="MP6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6.669cm" svg:height="9.218cm" svg:x="3.598cm" svg:y="7.103cm" presentation:class="outline" presentation:user-transformed="true">
        <draw:text-box>
          <text:list text:style-name="ML3">
            <text:list-item>
              <text:p text:style-name="MP11"><text:span text:style-name="MT5">Cliquez pour éditer le format du plan de texte</text:span></text:p>
              <text:list>
                <text:list-item>
                  <text:p text:style-name="MP11"><text:span text:style-name="MT5">Second niveau de plan</text:span></text:p>
                  <text:list>
                    <text:list-item>
                      <text:p text:style-name="MP11"><text:span text:style-name="MT5">Troisième niveau de plan</text:span></text:p>
                      <text:list>
                        <text:list-item>
                          <text:p text:style-name="MP11"><text:span text:style-name="MT5">Quatrième niveau de plan</text:span></text:p>
                          <text:list>
                            <text:list-item>
                              <text:p text:style-name="MP11"><text:span text:style-name="MT5">Cinquième niveau de plan</text:span></text:p>
                              <text:list>
                                <text:list-item>
                                  <text:p text:style-name="MP11"><text:span text:style-name="MT5">Sixième niveau de plan</text:span></text:p>
                                  <text:list>
                                    <text:list-item>
                                      <text:p text:style-name="MP12"><text:span text:style-name="MT5">Septième niveau de planModifiez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0.775cm" svg:x="24.104cm" svg:y="16.581cm" presentation:class="date-time" presentation:user-transformed="true">
        <draw:text-box>
          <text:p text:style-name="MP8"><text:span text:style-name="MT3"><text:date style:data-style-name="D1" text:date-value="2016-11-18">18/11/2016</text:date></text:span></text:p>
        </draw:text-box>
      </draw:frame>
      <draw:frame draw:name="Footer Placeholder 4" presentation:style-name="Mpr7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06cm" svg:height="0.775cm" svg:x="28.761cm" svg:y="16.581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ercure</dc:title>
    <meta:initial-creator>KOUSONSAVATH SANLASUN p1502748</meta:initial-creator>
    <meta:editing-cycles>6</meta:editing-cycles>
    <meta:creation-date>2016-11-17T07:31:23</meta:creation-date>
    <dc:date>2016-11-18T10:17:38.511284457</dc:date>
    <meta:editing-duration>PT38M19S</meta:editing-duration>
    <meta:generator>LibreOffice/5.1.4.2$Linux_X86_64 LibreOffice_project/10m0$Build-2</meta:generator>
    <meta:document-statistic meta:object-count="85"/>
    <meta:user-defined meta:name="AppVersion">15.0000</meta:user-defined>
    <meta:user-defined meta:name="Company">UCB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rganic" xlink:href=""/>
  </office:meta>
</office:document-meta>
</file>